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-5% 100%" style:font-name="Carlito1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3" style:family="paragraph" style:parent-style-name="Header">
      <style:text-properties fo:color="#000000" style:text-position="0% 100%" style:font-name="Carlito1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5" style:family="paragraph" style:parent-style-name="Header">
      <style:text-properties style:font-name="Carlito1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7" style:family="paragraph" style:parent-style-name="Header">
      <style:text-properties style:font-name="Carlito1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1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1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1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1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2" style:family="paragraph" style:parent-style-name="Header">
      <style:text-properties style:font-name="Carlito1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4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5" style:family="paragraph" style:parent-style-name="Header">
      <style:text-properties officeooo:paragraph-rsid="00130f00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Carlito1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1" fo:font-size="6pt" fo:font-weight="normal" officeooo:paragraph-rsid="00235e7f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1" fo:font-size="6pt" fo:font-weight="normal" officeooo:paragraph-rsid="00277ea5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1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/>
      <style:text-properties style:font-name="Carlito1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1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1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33353f" style:text-outline="false" style:text-line-through-style="none" style:text-line-through-type="none" style:font-name="Carlito" fo:font-size="8pt" fo:font-style="normal" fo:text-shadow="none" style:text-underline-style="none" fo:font-weight="normal" officeooo:rsid="00ac3bfa" officeooo:paragraph-rsid="0081060a" fo:background-color="transparent" style:font-size-asian="8pt" style:font-style-asian="normal" style:font-weight-asian="normal" style:font-size-complex="8pt" style:font-weight-complex="normal" style:text-emphasize="none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1" fo:font-size="5pt" style:font-size-asian="5pt" style:font-size-complex="5pt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1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0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paragraph-rsid="002bb92c" style:font-size-asian="6pt" style:font-weight-asian="bold" style:font-size-complex="6pt" style:font-weight-complex="bold"/>
    </style:style>
    <style:style style:name="P4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bold" officeooo:rsid="00b797cd" officeooo:paragraph-rsid="007f6377" style:font-size-asian="8pt" style:font-weight-asian="bold" style:font-size-complex="8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bb92c" style:font-size-asian="6pt" style:font-weight-asian="bold" style:font-size-complex="6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1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1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fo:font-weight="bold" officeooo:paragraph-rsid="002d729e" style:font-size-asian="8pt" style:font-weight-asian="bold" style:font-size-complex="8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officeooo:paragraph-rsid="002d729e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arlito" fo:font-size="8pt" fo:font-weight="bold" officeooo:rsid="004c14e5" officeooo:paragraph-rsid="007f6377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arlito1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rlito1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rlito1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rlit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Table_20_Contents">
      <style:paragraph-properties fo:text-align="end" style:justify-single-word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66" style:family="paragraph" style:parent-style-name="Table_20_Contents">
      <style:paragraph-properties fo:text-align="end" style:justify-single-word="false" style:text-autospace="none"/>
      <style:text-properties style:font-name="Carlito1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rlito1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8" style:family="paragraph" style:parent-style-name="Footer">
      <style:text-properties style:font-name="Carlito1" fo:font-size="6pt" fo:font-weight="bold" officeooo:rsid="002e8cfa" officeooo:paragraph-rsid="002e8cfa" style:font-size-asian="6pt" style:font-weight-asian="bold" style:font-size-complex="6pt" style:font-weight-complex="bold"/>
    </style:style>
    <style:style style:name="P69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size-complex="6pt" style:font-weight-complex="bold"/>
    </style:style>
    <style:style style:name="P70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71" style:family="paragraph" style:parent-style-name="Footer">
      <style:text-properties style:font-name="Carlito1" fo:font-size="6pt" fo:font-weight="bold" style:font-size-asian="5.25pt" style:font-weight-asian="bold" style:font-size-complex="6pt" style:font-weight-complex="bold"/>
    </style:style>
    <style:style style:name="P72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73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74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75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76" style:family="paragraph" style:parent-style-name="Footer">
      <style:text-properties style:font-name="Carlito1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77" style:family="paragraph" style:parent-style-name="Footer">
      <style:text-properties style:font-name="Carlito1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78" style:family="paragraph" style:parent-style-name="Footer">
      <style:text-properties style:font-name="Carlito1" fo:font-size="8pt" fo:font-weight="bold" officeooo:rsid="0032ee30" officeooo:paragraph-rsid="0032ee30" style:font-size-asian="7pt" style:font-weight-asian="bold" style:font-size-complex="8pt" style:font-weight-complex="bold"/>
    </style:style>
    <style:style style:name="P79" style:family="paragraph" style:parent-style-name="Footer">
      <style:text-properties style:font-name="Carlito1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80" style:family="paragraph" style:parent-style-name="Footer">
      <style:text-properties style:font-name="Carlito1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81" style:family="paragraph" style:parent-style-name="Footer">
      <style:text-properties style:font-name="Carlito1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officeooo:rsid="001ea028" fo:background-color="transparent" loext:char-shading-value="0"/>
    </style:style>
    <style:style style:name="T10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officeooo:rsid="003c49d0"/>
    </style:style>
    <style:style style:name="T12" style:family="text">
      <style:text-properties officeooo:rsid="003e813b"/>
    </style:style>
    <style:style style:name="T13" style:family="text">
      <style:text-properties officeooo:rsid="00404860"/>
    </style:style>
    <style:style style:name="T14" style:family="text">
      <style:text-properties style:font-name="Carlito1" fo:font-size="5pt" style:font-size-asian="5pt" style:font-size-complex="5pt"/>
    </style:style>
    <style:style style:name="T15" style:family="text">
      <style:text-properties style:font-name="Carlito1" fo:font-size="5pt" officeooo:rsid="003c49d0" style:font-size-asian="5pt" style:font-size-complex="5pt"/>
    </style:style>
    <style:style style:name="T16" style:family="text">
      <style:text-properties fo:color="#33353f" officeooo:rsid="007f6377" fo:background-color="transparent" loext:char-shading-value="0"/>
    </style:style>
    <style:style style:name="T17" style:family="text">
      <style:text-properties fo:color="#33353f" officeooo:rsid="00afcf90" fo:background-color="transparent" loext:char-shading-value="0"/>
    </style:style>
    <style:style style:name="T18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2" style:family="text">
      <style:text-properties officeooo:rsid="0032ee30"/>
    </style:style>
    <style:style style:name="T23" style:family="text">
      <style:text-properties fo:font-style="italic" fo:background-color="transparent" loext:char-shading-value="0" style:font-style-asian="italic" style:font-style-complex="italic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2">COD. ARTICOLO</text:p>
          </table:table-cell>
          <table:table-cell table:style-name="Tabella4.A1" office:value-type="string">
            <text:p text:style-name="P33">DESCRIZIONE ARTICOLO</text:p>
          </table:table-cell>
          <table:table-cell table:style-name="Tabella4.A1" office:value-type="string">
            <text:p text:style-name="P34">U.M.<text:span text:style-name="T25"> <text:s text:c="9"/></text:span></text:p>
          </table:table-cell>
          <table:table-cell table:style-name="Tabella4.A1" office:value-type="string">
            <text:p text:style-name="P34">QUANTITA' <text:s text:c="17"/></text:p>
          </table:table-cell>
          <table:table-cell table:style-name="Tabella4.A1" office:value-type="string">
            <text:p text:style-name="P34">PREZZO <text:s text:c="21"/></text:p>
          </table:table-cell>
          <table:table-cell table:style-name="Tabella4.A1" office:value-type="string">
            <text:p text:style-name="P35">SC. %</text:p>
          </table:table-cell>
          <table:table-cell table:style-name="Tabella4.A1" office:value-type="string">
            <text:p text:style-name="P35">IMPORTO</text:p>
          </table:table-cell>
          <table:table-cell table:style-name="Tabella4.H1" office:value-type="string">
            <text:p text:style-name="P35">IVA</text:p>
          </table:table-cell>
        </table:table-row>
        <table:table-row>
          <table:table-cell table:style-name="Tabella4.A2" table:number-columns-spanned="8" office:value-type="string">
            <text:p text:style-name="P21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5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3"><text:placeholder text:placeholder-type="text">&lt;line.name or ''&gt;</text:placeholder></text:p>
          </table:table-cell>
          <table:table-cell table:style-name="Tabella4.A3" office:value-type="string">
            <text:p text:style-name="P64"><text:placeholder text:placeholder-type="text">&lt;line.uom_id and line.uom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line.quantity&gt;</text:placeholder><text:placeholder text:placeholder-type="text">&lt;/if&gt;</text:placeholder></text:p>
          </table:table-cell>
          <table:table-cell table:style-name="Tabella4.A3" office:value-type="string">
            <text:p text:style-name="P66"><text:placeholder text:placeholder-type="text">&lt;if test="line.quantity != 0.00"&gt;</text:placeholder><text:placeholder text:placeholder-type="text">&lt;line.price_unit&gt;</text:placeholder><text:placeholder text:placeholder-type="text">&lt;/if&gt;</text:placeholder></text:p>
          </table:table-cell>
          <table:table-cell table:style-name="Tabella4.A3" office:value-type="string">
            <text:p text:style-name="P31"><text:span text:style-name="T24"><text:placeholder text:placeholder-type="text">&lt;if test="line.discount != 0.00"&gt;</text:placeholder></text:span><text:placeholder text:placeholder-type="text">&lt;line.discount&gt;</text:placeholder><text:span text:style-name="T24"><text:placeholder text:placeholder-type="text">&lt;/if&gt;</text:placeholder></text:span></text:p>
          </table:table-cell>
          <table:table-cell table:style-name="Tabella4.A3" office:value-type="string">
            <text:p text:style-name="P66"><text:placeholder text:placeholder-type="text">&lt;if test="line.quantity != 0.00"&gt;</text:placeholder><text:placeholder text:placeholder-type="text">&lt;line.price_subtotal&gt;</text:placeholder><text:placeholder text:placeholder-type="text">&lt;/if&gt;</text:placeholder></text:p>
          </table:table-cell>
          <table:table-cell table:style-name="Tabella4.A2" office:value-type="string">
            <text:p text:style-name="P65"><text:placeholder text:placeholder-type="text">&lt;line.invoice_line_tax_ids and line.invoice_line_tax_ids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397cm" style:rel-column-width="11717*"/>
    </style:style>
    <style:style style:name="Table1.B" style:family="table-column">
      <style:table-column-properties style:column-width="1.3cm" style:rel-column-width="4483*"/>
    </style:style>
    <style:style style:name="Table1.C" style:family="table-column">
      <style:table-column-properties style:column-width="2.2cm" style:rel-column-width="7586*"/>
    </style:style>
    <style:style style:name="Table1.D" style:family="table-column">
      <style:table-column-properties style:column-width="3cm" style:rel-column-width="10348*"/>
    </style:style>
    <style:style style:name="Table1.E" style:family="table-column">
      <style:table-column-properties style:column-width="0.799cm" style:rel-column-width="2755*"/>
    </style:style>
    <style:style style:name="Table1.F" style:family="table-column">
      <style:table-column-properties style:column-width="0.801cm" style:rel-column-width="2762*"/>
    </style:style>
    <style:style style:name="Table1.H" style:family="table-column">
      <style:table-column-properties style:column-width="1.496cm" style:rel-column-width="5159*"/>
    </style:style>
    <style:style style:name="Table1.I" style:family="table-column">
      <style:table-column-properties style:column-width="3.009cm" style:rel-column-width="10377*"/>
    </style:style>
    <style:style style:name="Table1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2" style:family="table-row">
      <style:table-row-properties style:min-row-height="0.122cm"/>
    </style:style>
    <style:style style:name="Table1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1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-5% 100%" style:font-name="Carlito1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0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1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3" style:family="paragraph" style:parent-style-name="Header">
      <style:text-properties style:font-name="Carlito1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4" style:family="paragraph" style:parent-style-name="Header">
      <style:text-properties style:font-name="Carlito1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1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7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Header">
      <style:text-properties fo:color="#000000" style:text-position="0% 100%" style:font-name="Carlito1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9" style:family="paragraph" style:parent-style-name="Header">
      <style:text-properties style:font-name="Carlito1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0" style:family="paragraph" style:parent-style-name="Header">
      <style:text-properties style:font-name="Carlito1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1" style:family="paragraph" style:parent-style-name="Header">
      <style:text-properties style:font-name="Carlito1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4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1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style:font-name="Carlito1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bold" officeooo:rsid="00b797cd" officeooo:paragraph-rsid="007f6377" style:font-size-asian="8pt" style:font-weight-asian="bold" style:font-size-complex="8pt" style:font-weight-complex="bold"/>
    </style:style>
    <style:style style:name="MP30" style:family="paragraph" style:parent-style-name="Table_20_Contents">
      <style:paragraph-properties fo:text-align="start" style:justify-single-word="false"/>
      <style:text-properties style:font-name="Carlito" fo:font-size="8pt" fo:font-weight="bold" officeooo:rsid="004c14e5" officeooo:paragraph-rsid="007f6377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1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33353f" style:text-outline="false" style:text-line-through-style="none" style:text-line-through-type="none" style:font-name="Carlito" fo:font-size="8pt" fo:font-style="normal" fo:text-shadow="none" style:text-underline-style="none" fo:font-weight="normal" officeooo:rsid="00ac3bfa" officeooo:paragraph-rsid="0081060a" fo:background-color="transparent" style:font-size-asian="8pt" style:font-style-asian="normal" style:font-weight-asian="normal" style:font-size-complex="8pt" style:font-weight-complex="normal" style:text-emphasize="none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1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1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1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1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1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1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1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1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1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1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1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1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1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1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1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1" fo:font-size="5pt" style:font-size-asian="5pt" style:font-size-complex="5pt"/>
    </style:style>
    <style:style style:name="MT13" style:family="text">
      <style:text-properties style:font-name="Carlito1" fo:font-size="5pt" officeooo:rsid="003c49d0" style:font-size-asian="5pt" style:font-size-complex="5pt"/>
    </style:style>
    <style:style style:name="MT14" style:family="text">
      <style:text-properties fo:color="#33353f" officeooo:rsid="007f6377" fo:background-color="transparent" loext:char-shading-value="0"/>
    </style:style>
    <style:style style:name="MT15" style:family="text">
      <style:text-properties fo:color="#33353f" officeooo:rsid="00afcf90" fo:background-color="transparent" loext:char-shading-value="0"/>
    </style:style>
    <style:style style:name="MT16" style:family="text">
      <style:text-properties fo:color="#000000" officeooo:rsid="001ea028" fo:background-color="transparent" loext:char-shading-value="0"/>
    </style:style>
    <style:style style:name="MT17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8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1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2" style:family="text">
      <style:text-properties officeooo:rsid="0032ee30"/>
    </style:style>
    <style:style style:name="MT23" style:family="text">
      <style:text-properties fo:font-style="italic" fo:background-color="transparent" loext:char-shading-value="0" style:font-style-asian="italic" style:font-style-complex="italic"/>
    </style:style>
    <style:style style:name="MT24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1" draw:name="image: asimage(o.company_id.logo_web,size_x=168,size_y=90,hold_ratio=True)" text:anchor-type="paragraph" svg:x="0cm" svg:y="0cm" draw:z-index="0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/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11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12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o.company_id.partner_id.vat&gt;</text:placeholder></text:span></text:p>
              <text:p text:style-name="MP13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4"><text:span text:style-name="MT7">REA </text:span>N° <text:span text:style-name="MT8"><text:placeholder text:placeholder-type="text">&lt;o.company_id.partner_id.rea_code&gt;</text:placeholder></text:span></text:p>
              <text:p text:style-name="MP15">C.<text:span text:style-name="MT9">S.</text:span> <text:span text:style-name="MT8"><text:placeholder text:placeholder-type="text">&lt;o.company_id.currency_id.symbol&gt;</text:placeholder></text:span><text:s/><text:span text:style-name="MT8"><text:placeholder text:placeholder-type="text">&lt;o.company_id.partner_id.rea_capital&gt;</text:placeholder></text:span></text:p>
              <text:p text:style-name="MP16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7"><text:span text:style-name="MT12">Pec </text:span><text:span text:style-name="MT10"><text:placeholder text:placeholder-type="text">&lt;o.company_id.partner_id.pec_mail&gt;</text:placeholder></text:span></text:p>
              <text:p text:style-name="MP18"/>
              <text:p text:style-name="MP19"/>
              <text:p text:style-name="MP20"/>
              <text:p text:style-name="MP21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2">DESTINAZIONE SE DIVERSA</text:p>
              <text:p text:style-name="MP2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4">PARTITA IVA e/o CODICE FISCALE</text:p>
              <text:p text:style-name="MP25"><text:placeholder text:placeholder-type="text">&lt;o.partner_id.vat or ''&gt;</text:placeholder></text:p>
            </table:table-cell>
            <table:table-cell table:style-name="Tabella3.A2" office:value-type="string">
              <text:p text:style-name="MP24">CODICE CLIENTE</text:p>
              <text:p text:style-name="MP26"><text:placeholder text:placeholder-type="text">&lt;o.partner_id.id or ''&gt;</text:placeholder></text:p>
            </table:table-cell>
            <table:table-cell table:style-name="Tabella3.A2" office:value-type="string">
              <text:p text:style-name="MP24">AGENTE</text:p>
              <text:p text:style-name="MP27"/>
            </table:table-cell>
            <table:table-cell table:style-name="Tabella3.D2" table:number-columns-spanned="2" office:value-type="string">
              <text:p text:style-name="MP28">TIPO DOCUMENTO</text:p>
              <text:p text:style-name="MP29"><text:text-input text:description="&lt;if test=&quot;o.state != 'draft' &quot;&gt;">If is not draft</text:text-input></text:p>
              <text:p text:style-name="MP30"><text:span text:style-name="MT14"><text:text-input text:description="&lt;if test=&quot;o.type == 'out_invoice' &quot;&gt;">If is invoice</text:text-input></text:span><text:span text:style-name="MT14">attura cliente</text:span><text:span text:style-name="MT15"><text:text-input text:description="&lt;/if&gt;">End id</text:text-input></text:span><text:span text:style-name="MT14"><text:text-input text:description="&lt;if test=&quot;o.type == 'out_refund' &quot;&gt;">If is refund</text:text-input></text:span><text:span text:style-name="MT14">ota di credito cliente</text:span><text:span text:style-name="MT15"><text:text-input text:description="&lt;/if&gt;">End if</text:text-input></text:span><text:span text:style-name="MT16"><text:text-input text:description="&lt;/if&gt;">end if</text:text-input></text:span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format_date(o.date_invoice, 'long')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7"><text:placeholder text:placeholder-type="text">&lt;if test="o.partner_bank_id"&gt;</text:placeholder></text:span><text:span text:style-name="MT18"><text:placeholder text:placeholder-type="text">&lt;o.partner_bank_id.bank_id.name&gt;</text:placeholder></text:span><text:span text:style-name="MT1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s.sorted(key=lambda a: a.date_maturity)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0"><text:text-input text:description="&lt;move_line.date_maturity&gt;">$4400</text:text-input></text:span><text:span text:style-name="MT20"><text:s/>- </text:span><text:span text:style-name="MT21"><text:placeholder text:placeholder-type="text">&lt;o.currency_id.symbol or ''&gt;</text:placeholder></text:span><text:span text:style-name="MT21"><text:s/></text:span><text:span text:style-name="MT20"><text:text-input text:description="&lt;move_line.debit&gt;">$4400</text:text-input></text:span></text:p>
              <text:p text:style-name="MP44"><text:span text:style-name="MT20"><text:text-input text:description="&lt;/if&gt;">end if</text:text-input></text:span><text:span text:style-name="MT20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9">IMPONIBILE</text:p>
            </table:table-cell>
            <table:table-cell table:style-name="Table1.A1" office:value-type="string">
              <text:p text:style-name="MP49">IVA</text:p>
            </table:table-cell>
            <table:table-cell table:style-name="Table1.I1" office:value-type="string">
              <text:p text:style-name="MP50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2"><text:placeholder text:placeholder-type="text">&lt;line.base or ''&gt;</text:placeholder></text:p>
            </table:table-cell>
            <table:table-cell table:style-name="Table1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4"><text:placeholder text:placeholder-type="text">&lt;line.amount or ''&gt;</text:placeholder></text:p>
            </table:table-cell>
          </table:table-row>
          <table:table-row>
            <table:table-cell table:style-name="Table1.G3" table:number-rows-spanned="2" office:value-type="string">
              <text:p text:style-name="MP55">CAUSALE</text:p>
            </table:table-cell>
            <table:table-cell table:style-name="Table1.G3" table:number-rows-spanned="2" office:value-type="string">
              <text:p text:style-name="MP56">% <text:span text:style-name="MT22">SC.</text:span></text:p>
            </table:table-cell>
            <table:table-cell table:style-name="Table1.G3" table:number-rows-spanned="2" office:value-type="string">
              <text:p text:style-name="MP55">IMPORTO SCONTO</text:p>
            </table:table-cell>
            <table:table-cell table:style-name="Table1.G3" table:number-rows-spanned="2" office:value-type="string">
              <text:p text:style-name="MP55">TOTALE MERCE</text:p>
            </table:table-cell>
            <table:table-cell table:style-name="Table1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le1.G3" office:value-type="string">
              <text:p text:style-name="MP55">N. COLLI</text:p>
              <text:p text:style-name="MP59"/>
            </table:table-cell>
            <table:table-cell table:style-name="Table1.G3" office:value-type="string">
              <text:p text:style-name="MP55">TRASPORTO</text:p>
              <text:p text:style-name="MP59"/>
            </table:table-cell>
            <table:table-cell table:style-name="Table1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le1.G3" office:value-type="string">
              <text:p text:style-name="MP61">TOTALE IMPONIBILE</text:p>
              <text:p text:style-name="MP62"><text:placeholder text:placeholder-type="text">&lt;o.amount_untaxed&gt;</text:placeholder></text:p>
            </table:table-cell>
            <table:table-cell table:style-name="Table1.G2" table:number-columns-spanned="2" office:value-type="string">
              <text:p text:style-name="MP63">TOTALE IVA</text:p>
              <text:p text:style-name="MP64"><text:placeholder text:placeholder-type="text">&lt;o.amount_tax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3">TRASPORTO CURA DEL</text:p>
              <text:p text:style-name="MP65"><text:s/></text:p>
            </table:table-cell>
            <table:table-cell table:style-name="Table1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le1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le1.A1" table:number-columns-spanned="2" office:value-type="string">
              <text:p text:style-name="MP68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3"><text:placeholder text:placeholder-type="text">&lt;o.currency_id.symbol or ''&gt;</text:placeholder></text:span><text:s/><text:span text:style-name="MT24"><text:placeholder text:placeholder-type="text">&lt;format_currency(o.amount_total)&gt;</text:placeholder></text:span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le1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19T19:03:50.761000000</dc:date>
    <meta:print-date>2015-11-01T17:36:21.213000000</meta:print-date>
    <meta:editing-cycles>86</meta:editing-cycles>
    <meta:editing-duration>P1DT9H45M35S</meta:editing-duration>
    <meta:document-statistic meta:table-count="5" meta:image-count="0" meta:object-count="0" meta:page-count="1" meta:paragraph-count="95" meta:word-count="327" meta:character-count="2837" meta:non-whitespace-character-count="2578"/>
    <meta:template xlink:type="simple" xlink:actuate="onRequest" xlink:title="" xlink:href="../Carta%20Intestata%20Sinfocom%20Versione%202.odt/Normal"/>
  </office:meta>
</office:document-meta>
</file>